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dcaa5" style:text-blinking="false" fo:background-color="#ffffff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1dcaa5" style:text-blinking="false" fo:background-color="#ffffff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1dcaa5" officeooo:paragraph-rsid="001dcaa5" style:text-blinking="false" fo:background-color="#ffffff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1dcaa5" style:text-blinking="false" fo:background-color="#ffffff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1dcaa5" style:text-blinking="false" fo:background-color="#ffffff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1dcaa5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1df75b" officeooo:paragraph-rsid="001df75b" style:text-blinking="false" fo:background-color="#ffffff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paragraph-rsid="001dcaa5" style:text-blinking="false" fo:background-color="#ffffff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111cm" loext:contextual-spacing="false" fo:line-height="10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paragraph-rsid="001dcaa5" style:text-blinking="false" fo:background-color="#ffffff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111cm" loext:contextual-spacing="false" fo:line-height="10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paragraph-rsid="001dcaa5" style:text-blinking="false" fo:background-color="#ffffff" style:font-size-asian="12pt" style:font-size-complex="12pt"/>
    </style:style>
    <style:style style:name="P11" style:family="paragraph" style:parent-style-name="Text_20_body">
      <style:text-properties fo:font-weight="normal" officeooo:paragraph-rsid="001dcaa5"/>
    </style:style>
    <style:style style:name="P12" style:family="paragraph" style:parent-style-name="Text_20_body">
      <style:text-properties officeooo:paragraph-rsid="001dcaa5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dcaa5" style:text-blinking="false" fo:background-color="transparent"/>
    </style:style>
    <style:style style:name="P14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officeooo:paragraph-rsid="001dcaa5"/>
    </style:style>
    <style:style style:name="P15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dcaa5" style:text-blinking="false" fo:background-color="#ffffff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226420" officeooo:paragraph-rsid="00226420" style:text-blinking="false" fo:background-color="#ffffff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1fe404" officeooo:paragraph-rsid="001fe404" style:text-blinking="false" fo:background-color="#ffffff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210770" officeooo:paragraph-rsid="00210770" style:text-blinking="false" fo:background-color="#ffffff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239de2" officeooo:paragraph-rsid="00239de2" style:text-blinking="false" fo:background-color="#ffffff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210770" officeooo:paragraph-rsid="00210770" style:text-blinking="false" fo:background-color="#ffffff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210770" officeooo:paragraph-rsid="00210770" style:text-blinking="false" fo:background-color="#ffffff" style:font-size-asian="8.75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239de2" officeooo:paragraph-rsid="00239de2" style:text-blinking="false" fo:background-color="#ffffff" style:font-size-asian="8.75pt" style:font-weight-asian="normal" style:font-size-complex="10pt" style:font-weight-complex="normal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0.499cm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17b2e5" officeooo:paragraph-rsid="00239de2" style:text-blinking="false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officeooo:paragraph-rsid="001dcaa5" style:text-blinking="false" fo:background-color="#ffffff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df75b" officeooo:paragraph-rsid="001df75b" style:text-blinking="false" fo:background-color="#ffffff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fe404" officeooo:paragraph-rsid="001fe404" style:text-blinking="false" fo:background-color="#ffffff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fe404" officeooo:paragraph-rsid="001fe404" style:text-blinking="false" fo:background-color="#fffff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paragraph-rsid="00226420" style:text-blinking="false" fo:background-color="#ffffff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1fe404" officeooo:paragraph-rsid="001fe404" style:text-blinking="false" fo:background-color="#ffffff" style:font-size-asian="12.25pt" style:font-weight-asian="bold" style:font-size-complex="14pt" style:font-weight-complex="bold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0.499cm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239de2" officeooo:paragraph-rsid="00239de2" style:text-blinking="false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0b7124"/>
    </style:style>
    <style:style style:name="T2" style:family="text">
      <style:text-properties officeooo:rsid="000ce426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b7124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ce426" style:text-blinking="false" fo:background-color="#ffffff" loext:char-shading-value="0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10770" style:font-size-asian="10.5pt" style:font-weight-asian="normal" style:font-size-complex="12pt" style:font-weight-complex="normal"/>
    </style:style>
    <style:style style:name="T8" style:family="text">
      <style:text-properties officeooo:rsid="00247f24"/>
    </style:style>
    <style:style style:name="T9" style:family="text">
      <style:text-properties officeooo:rsid="0022642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12"/>
      <text:p text:style-name="P13">Институт: «Информационные технологии и прикладная математика»</text:p>
      <text:p text:style-name="P13">Дисциплина: «<text:span text:style-name="T2">Операционные системы</text:span>»</text:p>
      <text:p text:style-name="P4"> </text:p>
      <text:p text:style-name="P4"> </text:p>
      <text:p text:style-name="P4"> </text:p>
      <text:p text:style-name="P4"> </text:p>
      <text:p text:style-name="P3">Курсовая работа</text:p>
      <text:p text:style-name="P24">Межпроцессное взаимодействие</text:p>
      <text:p text:style-name="P12"/>
      <text:p text:style-name="P6"/>
      <text:p text:style-name="P6"/>
      <text:p text:style-name="P4"> </text:p>
      <text:p text:style-name="P14"><text:span text:style-name="T3">Студент: </text:span><text:span text:style-name="T4">Ильиных Вадим Максимович</text:span></text:p>
      <text:p text:style-name="P15">Группа: 80-201</text:p>
      <text:p text:style-name="P14"><text:span text:style-name="T3">Преподаватель: </text:span><text:span text:style-name="T5">Миронов</text:span><text:span text:style-name="T3"> </text:span><text:span text:style-name="T5">Е</text:span><text:span text:style-name="T3">.</text:span><text:span text:style-name="T5">С</text:span><text:span text:style-name="T3">.</text:span></text:p>
      <text:p text:style-name="P15">Дата:</text:p>
      <text:p text:style-name="P15">Оценка:</text:p>
      <text:p text:style-name="P11"><text:line-break/></text:p>
      <text:p text:style-name="P5"> </text:p>
      <text:p text:style-name="P11"/>
      <text:p text:style-name="P11"><text:line-break/><text:line-break/></text:p>
      <text:p text:style-name="P11"/>
      <text:p text:style-name="P1">Москва, 202<text:span text:style-name="T1">1</text:span></text:p>
      <text:p text:style-name="P1"/>
      <text:p text:style-name="P9"><text:soft-page-break/>Постановка задачи</text:p>
      <text:p text:style-name="P9">Цель курсового проекта</text:p>
      <text:p text:style-name="P10">1. Приобретение практических навыков в использовании знаний, полученных в течении курса</text:p>
      <text:p text:style-name="P10">2. Проведение исследования в выбранной предметной области</text:p>
      <text:p text:style-name="P10"/>
      <text:p text:style-name="P9">Задание</text:p>
      <text:p text:style-name="P10">Необходимо спроектировать и реализовать программный прототип в соответствии с</text:p>
      <text:p text:style-name="P10">выбранным вариантом. Произвести анализ и сделать вывод на основании данных,</text:p>
      <text:p text:style-name="P10">полученных при работе программного прототипа.</text:p>
      <text:p text:style-name="P10"/>
      <text:p text:style-name="P9">Вариант на «удовлетворительно».</text:p>
      <text:p text:style-name="P10">Необходимо написать три программы. Далее будем обозначать эти программы A,B,C. 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<text:span text:style-name="T8">н</text:span>ый вывод, п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ного взаимодействия выбирает студент.</text:p>
      <text:p text:style-name="P8"/>
      <text:p text:style-name="P7">Описание программы </text:p>
      <text:p text:style-name="P25">Код курсового проекта состоит из трех файлов: A.c, B.c и C.c, названия соответствуют программам из условия. При запуске программы A создаются 4 пайпа для связи между всеми программами, затем просходит два форка для создания дочерних программ (B и C). После форка в каждой программе закрываются ненужные стороны пайпов, образы дочерних программ заменяются на соответствующие программы с помощью execl(). Далее основная программа A принимает ввод по строкам, отправляет длину ввода в B, а само сообщение в C. C отправляет длину принятого сообщения в B, выводит принятое сообщение и уведомляет программу A об успехе. Программа B, приняв длину от программ A и C сразу же выводит её.</text:p>
      <text:p text:style-name="P26">Для написания программы использовались <text:s/>в основном следующие функции:</text:p>
      <text:p text:style-name="P17"><text:span text:style-name="T6">fork() - </text:span><text:span text:style-name="T7">создание дочернего процесса</text:span></text:p>
      <text:p text:style-name="P17"><text:span text:style-name="T6">pipe() - </text:span><text:span text:style-name="T7">для связи между дескрипторами</text:span></text:p>
      <text:p text:style-name="P17"><text:span text:style-name="T6">snprintf() - </text:span><text:span text:style-name="T7">запись в дескриптора</text:span></text:p>
      <text:p text:style-name="P17"><text:span text:style-name="T7"/></text:p>
      <text:p text:style-name="P20"><text:soft-page-break/>Листинг программы</text:p>
      <text:p text:style-name="P18">A.c</text:p>
      <text:p text:style-name="P21">#include &lt;stdlib.h&gt;</text:p>
      <text:p text:style-name="P21">#include &lt;stdio.h&gt;</text:p>
      <text:p text:style-name="P21">#include &lt;string.h&gt;</text:p>
      <text:p text:style-name="P21">#include &lt;signal.h&gt;</text:p>
      <text:p text:style-name="P21">#include &lt;unistd.h&gt;</text:p>
      <text:p text:style-name="P21"/>
      <text:p text:style-name="P21">#define BUFF_SIZE 256</text:p>
      <text:p text:style-name="P21">#define READ 0</text:p>
      <text:p text:style-name="P21">#define WRITE 1</text:p>
      <text:p text:style-name="P21">#define MAX_ARG_LEN 8</text:p>
      <text:p text:style-name="P21"/>
      <text:p text:style-name="P21"/>
      <text:p text:style-name="P21">int main() {</text:p>
      <text:p text:style-name="P21"><text:s text:c="4"/>int fd_A2C[2];</text:p>
      <text:p text:style-name="P21"><text:s text:c="4"/>int fd_A2B[2];</text:p>
      <text:p text:style-name="P21"><text:s text:c="4"/>int fd_C2A[2];</text:p>
      <text:p text:style-name="P21"><text:s text:c="4"/>int fd_C2B[2];</text:p>
      <text:p text:style-name="P21"/>
      <text:p text:style-name="P21"><text:s text:c="4"/>if (pipe(fd_A2C) || pipe(fd_A2B) || pipe(fd_C2A) || pipe(fd_C2B)) {</text:p>
      <text:p text:style-name="P21"><text:s text:c="8"/>perror("Error");</text:p>
      <text:p text:style-name="P21"><text:s text:c="8"/>exit(EXIT_FAILURE);</text:p>
      <text:p text:style-name="P21"><text:s text:c="4"/>}</text:p>
      <text:p text:style-name="P21"/>
      <text:p text:style-name="P21"><text:s text:c="4"/>pid_t parent_pid = getpid();</text:p>
      <text:p text:style-name="P21"/>
      <text:p text:style-name="P21"><text:s text:c="4"/>pid_t proc_C_pid = fork();</text:p>
      <text:p text:style-name="P21"><text:s text:c="4"/>if (proc_C_pid == -1) {</text:p>
      <text:p text:style-name="P21"><text:s text:c="8"/>perror("Error");</text:p>
      <text:p text:style-name="P21"><text:s text:c="8"/>exit(EXIT_FAILURE);</text:p>
      <text:p text:style-name="P21"><text:s text:c="4"/>}</text:p>
      <text:p text:style-name="P21"><text:s text:c="4"/>else if (proc_C_pid == 0) {</text:p>
      <text:p text:style-name="P21"><text:s text:c="8"/>close(fd_A2B[READ]);</text:p>
      <text:p text:style-name="P21"><text:s text:c="8"/>close(fd_A2B[WRITE]);</text:p>
      <text:p text:style-name="P21"><text:s text:c="8"/>close(fd_A2C[WRITE]);</text:p>
      <text:p text:style-name="P21"><text:s text:c="8"/>close(fd_C2B[READ]);</text:p>
      <text:p text:style-name="P21"><text:s text:c="8"/>close(fd_C2A[READ]);</text:p>
      <text:p text:style-name="P21"/>
      <text:p text:style-name="P21"><text:s text:c="8"/>char ppid[MAX_ARG_LEN + 1];</text:p>
      <text:p text:style-name="P21"><text:s text:c="8"/>snprintf(ppid, MAX_ARG_LEN + 1, "%d", parent_pid);</text:p>
      <text:p text:style-name="P21"><text:soft-page-break/></text:p>
      <text:p text:style-name="P21"><text:s text:c="8"/>char read_A[MAX_ARG_LEN + 1];</text:p>
      <text:p text:style-name="P21"><text:s text:c="8"/>snprintf(read_A, MAX_ARG_LEN + 1, "%d", fd_A2C[READ]);</text:p>
      <text:p text:style-name="P21"/>
      <text:p text:style-name="P21"><text:s text:c="8"/>char write_B[MAX_ARG_LEN + 1];</text:p>
      <text:p text:style-name="P21"><text:s text:c="8"/>snprintf(write_B, MAX_ARG_LEN + 1, "%d", fd_C2B[WRITE]);</text:p>
      <text:p text:style-name="P21"/>
      <text:p text:style-name="P21"><text:s text:c="8"/>char write_A[MAX_ARG_LEN + 1];</text:p>
      <text:p text:style-name="P21"><text:s text:c="8"/>snprintf(write_A, MAX_ARG_LEN + 1, "%d", fd_C2A[WRITE]);</text:p>
      <text:p text:style-name="P21"/>
      <text:p text:style-name="P21"><text:s text:c="8"/>execl("./C", "./C", ppid, read_A, write_B, write_A, (char *) NULL);</text:p>
      <text:p text:style-name="P21"><text:s text:c="8"/>kill(parent_pid, SIGABRT);</text:p>
      <text:p text:style-name="P21"><text:s text:c="4"/>}</text:p>
      <text:p text:style-name="P21"/>
      <text:p text:style-name="P21"><text:s text:c="4"/>pid_t proc_B_pid = fork();</text:p>
      <text:p text:style-name="P21"><text:s text:c="4"/>if (proc_B_pid == -1) {</text:p>
      <text:p text:style-name="P21"><text:s text:c="8"/>perror("Error");</text:p>
      <text:p text:style-name="P21"><text:s text:c="8"/>kill(proc_C_pid, SIGABRT);</text:p>
      <text:p text:style-name="P21"><text:s text:c="8"/>exit(EXIT_FAILURE);</text:p>
      <text:p text:style-name="P21"><text:s text:c="4"/>}</text:p>
      <text:p text:style-name="P21"><text:s text:c="4"/>else if (proc_B_pid == 0) {</text:p>
      <text:p text:style-name="P21"><text:s text:c="8"/>close(fd_A2C[READ]);</text:p>
      <text:p text:style-name="P21"><text:s text:c="8"/>close(fd_A2C[WRITE]);</text:p>
      <text:p text:style-name="P21"><text:s text:c="8"/>close(fd_C2A[READ]);</text:p>
      <text:p text:style-name="P21"><text:s text:c="8"/>close(fd_C2A[WRITE]);</text:p>
      <text:p text:style-name="P21"><text:s text:c="8"/>close(fd_A2B[WRITE]);</text:p>
      <text:p text:style-name="P21"><text:s text:c="8"/>close(fd_C2B[WRITE]);</text:p>
      <text:p text:style-name="P21"/>
      <text:p text:style-name="P21"><text:s text:c="8"/>char ppid[MAX_ARG_LEN + 1];</text:p>
      <text:p text:style-name="P21"><text:s text:c="8"/>snprintf(ppid, MAX_ARG_LEN + 1, "%d", parent_pid);</text:p>
      <text:p text:style-name="P21"/>
      <text:p text:style-name="P21"><text:s text:c="8"/>char read_A[MAX_ARG_LEN + 1];</text:p>
      <text:p text:style-name="P21"><text:s text:c="8"/>snprintf(read_A, MAX_ARG_LEN + 1, "%d", fd_A2B[READ]);</text:p>
      <text:p text:style-name="P21"/>
      <text:p text:style-name="P21"><text:s text:c="8"/>char read_C[MAX_ARG_LEN + 1];</text:p>
      <text:p text:style-name="P21"><text:s text:c="8"/>snprintf(read_C, MAX_ARG_LEN + 1, "%d", fd_C2B[READ]);</text:p>
      <text:p text:style-name="P21"/>
      <text:p text:style-name="P21"><text:s text:c="8"/>execl("./B", "./B", ppid, read_A, read_C, (char *) NULL);</text:p>
      <text:p text:style-name="P21"><text:s text:c="8"/>kill(parent_pid, SIGABRT);</text:p>
      <text:p text:style-name="P21"><text:s text:c="4"/>}</text:p>
      <text:p text:style-name="P21"/>
      <text:p text:style-name="P21"><text:s text:c="4"/>close(fd_C2B[READ]);</text:p>
      <text:p text:style-name="P21"><text:soft-page-break/><text:s text:c="4"/>close(fd_C2B[WRITE]);</text:p>
      <text:p text:style-name="P21"><text:s text:c="4"/>close(fd_C2A[WRITE]);</text:p>
      <text:p text:style-name="P21"><text:s text:c="4"/>close(fd_A2C[READ]);</text:p>
      <text:p text:style-name="P21"><text:s text:c="4"/>close(fd_A2B[READ]);</text:p>
      <text:p text:style-name="P21"><text:s text:c="4"/></text:p>
      <text:p text:style-name="P21"><text:s text:c="4"/>char buff[BUFF_SIZE + 1];</text:p>
      <text:p text:style-name="P21"><text:s text:c="4"/>while (fgets(buff, BUFF_SIZE + 1, stdin) != NULL) {</text:p>
      <text:p text:style-name="P21"><text:s text:c="8"/>size_t input_len = strlen(buff) - 1;</text:p>
      <text:p text:style-name="P21"><text:s text:c="8"/>printf("A sent string: %s", buff);</text:p>
      <text:p text:style-name="P21"><text:s text:c="8"/>write(fd_A2B[WRITE], &amp;input_len, sizeof(size_t));</text:p>
      <text:p text:style-name="P21"><text:s text:c="8"/>write(fd_A2C[WRITE], buff, BUFF_SIZE + 1);</text:p>
      <text:p text:style-name="P21"><text:s text:c="8"/>int temp;</text:p>
      <text:p text:style-name="P21"><text:s text:c="8"/>read(fd_C2A[READ], &amp;temp, sizeof(int));</text:p>
      <text:p text:style-name="P21"><text:s text:c="4"/>}</text:p>
      <text:p text:style-name="P21"/>
      <text:p text:style-name="P21"><text:s text:c="4"/>kill(proc_C_pid, SIGTERM);</text:p>
      <text:p text:style-name="P21"><text:s text:c="4"/>kill(proc_B_pid, SIGTERM);</text:p>
      <text:p text:style-name="P21"/>
      <text:p text:style-name="P21"><text:s text:c="4"/>close(fd_A2C[WRITE]);</text:p>
      <text:p text:style-name="P21"><text:s text:c="4"/>close(fd_A2B[WRITE]);</text:p>
      <text:p text:style-name="P21"><text:s text:c="4"/>close(fd_C2A[READ]);</text:p>
      <text:p text:style-name="P21"/>
      <text:p text:style-name="P21"><text:s text:c="4"/>return 0;</text:p>
      <text:p text:style-name="P21">}</text:p>
      <text:p text:style-name="P21"/>
      <text:p text:style-name="P18">B.c</text:p>
      <text:p text:style-name="P21">#include &lt;stdlib.h&gt;</text:p>
      <text:p text:style-name="P21">#include &lt;stdio.h&gt;</text:p>
      <text:p text:style-name="P21">#include &lt;string.h&gt;</text:p>
      <text:p text:style-name="P21">#include &lt;signal.h&gt;</text:p>
      <text:p text:style-name="P21">#include &lt;unistd.h&gt;</text:p>
      <text:p text:style-name="P21">#include &lt;sys/prctl.h&gt;</text:p>
      <text:p text:style-name="P21"/>
      <text:p text:style-name="P21">#define BUFF_SIZE 256</text:p>
      <text:p text:style-name="P21"/>
      <text:p text:style-name="P21">int read_A;</text:p>
      <text:p text:style-name="P21">int read_C;</text:p>
      <text:p text:style-name="P21"/>
      <text:p text:style-name="P21">int main(int argc, char **argv) {</text:p>
      <text:p text:style-name="P21"><text:s text:c="4"/>pid_t parent_pid = atoi(argv[1]);</text:p>
      <text:p text:style-name="P21"><text:s text:c="4"/>if (getppid() != parent_pid) {</text:p>
      <text:p text:style-name="P21"><text:s text:c="8"/>exit(EXIT_FAILURE);</text:p>
      <text:p text:style-name="P21"><text:soft-page-break/><text:s text:c="4"/>}</text:p>
      <text:p text:style-name="P21"/>
      <text:p text:style-name="P21"><text:s text:c="4"/>read_A = atoi(argv[2]);</text:p>
      <text:p text:style-name="P21"><text:s text:c="4"/>read_C = atoi(argv[3]);</text:p>
      <text:p text:style-name="P21"/>
      <text:p text:style-name="P21"><text:s text:c="4"/>size_t from_A;</text:p>
      <text:p text:style-name="P21"><text:s text:c="4"/>size_t from_C;</text:p>
      <text:p text:style-name="P21"><text:s text:c="4"/>while (1) {</text:p>
      <text:p text:style-name="P21"><text:s text:c="8"/>read(read_A, &amp;from_A, sizeof(size_t));</text:p>
      <text:p text:style-name="P21"><text:s text:c="8"/>read(read_C, &amp;from_C, sizeof(size_t));</text:p>
      <text:p text:style-name="P21"><text:s text:c="8"/>printf("B got length %ld from A\n", from_A);</text:p>
      <text:p text:style-name="P21"><text:s text:c="8"/>printf("B got length %ld from C\n", from_C);</text:p>
      <text:p text:style-name="P21"><text:s text:c="4"/>}</text:p>
      <text:p text:style-name="P21"/>
      <text:p text:style-name="P21"><text:s text:c="4"/>return 0;</text:p>
      <text:p text:style-name="P21">}</text:p>
      <text:p text:style-name="P21"/>
      <text:p text:style-name="P18">C.c</text:p>
      <text:p text:style-name="P21">#include &lt;stdlib.h&gt;</text:p>
      <text:p text:style-name="P21">#include &lt;stdio.h&gt;</text:p>
      <text:p text:style-name="P21">#include &lt;string.h&gt;</text:p>
      <text:p text:style-name="P21">#include &lt;signal.h&gt;</text:p>
      <text:p text:style-name="P21">#include &lt;unistd.h&gt;</text:p>
      <text:p text:style-name="P21">#include &lt;sys/prctl.h&gt;</text:p>
      <text:p text:style-name="P21"/>
      <text:p text:style-name="P21">#define BUFF_SIZE 256</text:p>
      <text:p text:style-name="P21"/>
      <text:p text:style-name="P21">int read_A;</text:p>
      <text:p text:style-name="P21">int write_B;</text:p>
      <text:p text:style-name="P21">int write_A;</text:p>
      <text:p text:style-name="P21"/>
      <text:p text:style-name="P21">int main(int argc, char **argv) {</text:p>
      <text:p text:style-name="P21"><text:s text:c="4"/>pid_t parent_pid = atoi(argv[1]);</text:p>
      <text:p text:style-name="P21"><text:s text:c="4"/>if (getppid() != parent_pid) {</text:p>
      <text:p text:style-name="P21"><text:s text:c="8"/>exit(EXIT_FAILURE);</text:p>
      <text:p text:style-name="P21"><text:s text:c="4"/>}</text:p>
      <text:p text:style-name="P21"/>
      <text:p text:style-name="P21"><text:s text:c="4"/>read_A = atoi(argv[2]);</text:p>
      <text:p text:style-name="P21"><text:s text:c="4"/>write_B = atoi(argv[3]);</text:p>
      <text:p text:style-name="P21"><text:s text:c="4"/>write_A = atoi(argv[4]);</text:p>
      <text:p text:style-name="P21"/>
      <text:p text:style-name="P21"><text:s text:c="4"/>char buff[BUFF_SIZE + 1];</text:p>
      <text:p text:style-name="P21"><text:soft-page-break/><text:s text:c="4"/>while (1) {</text:p>
      <text:p text:style-name="P21"><text:s text:c="8"/>read(read_A, buff, BUFF_SIZE + 1);</text:p>
      <text:p text:style-name="P21"><text:s text:c="8"/>printf("C got string: %s", buff);</text:p>
      <text:p text:style-name="P21"><text:s text:c="8"/>size_t input_len = strlen(buff) - 1;</text:p>
      <text:p text:style-name="P21"><text:s text:c="8"/>write(write_B, &amp;input_len, sizeof(size_t));</text:p>
      <text:p text:style-name="P21"><text:s text:c="8"/>int temp = 1;</text:p>
      <text:p text:style-name="P21"><text:s text:c="8"/>write(write_A, &amp;temp, sizeof(int)); <text:s/></text:p>
      <text:p text:style-name="P21"><text:s text:c="4"/>}</text:p>
      <text:p text:style-name="P21"/>
      <text:p text:style-name="P21"><text:s text:c="4"/>return 0;</text:p>
      <text:p text:style-name="P21">}</text:p>
      <text:p text:style-name="P21"/>
      <text:p text:style-name="P16">Пример работы:</text:p>
      <text:p text:style-name="P16">unche@unchet:~/Рабочий стол/os/kp$ ./A</text:p>
      <text:p text:style-name="P16">qwer</text:p>
      <text:p text:style-name="P16">A sent string: qwer</text:p>
      <text:p text:style-name="P16">C got string: qwer</text:p>
      <text:p text:style-name="P16">B got length 4 from A</text:p>
      <text:p text:style-name="P16">B got length 4 from C</text:p>
      <text:p text:style-name="P16">tirkb</text:p>
      <text:p text:style-name="P16">A sent string: tirkb</text:p>
      <text:p text:style-name="P16">C got string: tirkb</text:p>
      <text:p text:style-name="P16">B got length 5 from A</text:p>
      <text:p text:style-name="P16">B got length 5 from C</text:p>
      <text:p text:style-name="P16">rtyuiop</text:p>
      <text:p text:style-name="P16">A sent string: rtyuiop</text:p>
      <text:p text:style-name="P16">C got string: rtyuiop</text:p>
      <text:p text:style-name="P16">B got length 7 from A</text:p>
      <text:p text:style-name="P28"><text:span text:style-name="T9">B got length 7 from C</text:span></text:p>
      <text:p text:style-name="P8"/>
      <text:p text:style-name="P19">Strace</text:p>
      <text:p text:style-name="P22">execve("./A", ["./A"], 0x7fffc6fd6d50 /* 51 vars */) = 0</text:p>
      <text:p text:style-name="P22">brk(NULL) <text:s text:c="30"/>= 0x55f3f3d7d000</text:p>
      <text:p text:style-name="P22">arch_prctl(0x3001 /* ARCH_??? */, 0x7ffc4b6c7b50) = -1 EINVAL (Недопустимый аргумент)</text:p>
      <text:p text:style-name="P22">access("/etc/ld.so.preload", R_OK) <text:s text:c="5"/>= -1 ENOENT (Нет такого файла или каталога)</text:p>
      <text:p text:style-name="P22">openat(AT_FDCWD, "/etc/ld.so.cache", O_RDONLY|O_CLOEXEC) = 3</text:p>
      <text:p text:style-name="P22">fstat(3, {st_mode=S_IFREG|0644, st_size=70514, ...}) = 0</text:p>
      <text:p text:style-name="P22">mmap(NULL, 70514, PROT_READ, MAP_PRIVATE, 3, 0) = 0x7f9f1469e000</text:p>
      <text:p text:style-name="P22"><text:soft-page-break/>close(3) <text:s text:c="31"/>= 0</text:p>
      <text:p text:style-name="P22">openat(AT_FDCWD, "/lib/x86_64-linux-gnu/libc.so.6", O_RDONLY|O_CLOEXEC) = 3</text:p>
      <text:p text:style-name="P22">read(3, "\177ELF\2\1\1\3\0\0\0\0\0\0\0\0\3\0&gt;\0\1\0\0\0\360q\2\0\0\0\0\0"..., 832) = 832</text:p>
      <text:p text:style-name="P22">pread64(3, "\6\0\0\0\4\0\0\0@\0\0\0\0\0\0\0@\0\0\0\0\0\0\0@\0\0\0\0\0\0\0"..., 784, 64) = 784</text:p>
      <text:p text:style-name="P22">pread64(3, "\4\0\0\0\20\0\0\0\5\0\0\0GNU\0\2\0\0\300\4\0\0\0\3\0\0\0\0\0\0\0", 32, 848) = 32</text:p>
      <text:p text:style-name="P22">pread64(3, "\4\0\0\0\24\0\0\0\3\0\0\0GNU\0\363\377?\332\200\270\27\304d\245n\355Y\377\t\334"..., 68, 880) = 68</text:p>
      <text:p text:style-name="P22">fstat(3, {st_mode=S_IFREG|0755, st_size=2029224, ...}) = 0</text:p>
      <text:p text:style-name="P22">mmap(NULL, 8192, PROT_READ|PROT_WRITE, MAP_PRIVATE|MAP_ANONYMOUS, -1, 0) = 0x7f9f1469c000</text:p>
      <text:p text:style-name="P22">pread64(3, "\6\0\0\0\4\0\0\0@\0\0\0\0\0\0\0@\0\0\0\0\0\0\0@\0\0\0\0\0\0\0"..., 784, 64) = 784</text:p>
      <text:p text:style-name="P22">pread64(3, "\4\0\0\0\20\0\0\0\5\0\0\0GNU\0\2\0\0\300\4\0\0\0\3\0\0\0\0\0\0\0", 32, 848) = 32</text:p>
      <text:p text:style-name="P22">pread64(3, "\4\0\0\0\24\0\0\0\3\0\0\0GNU\0\363\377?\332\200\270\27\304d\245n\355Y\377\t\334"..., 68, 880) = 68</text:p>
      <text:p text:style-name="P22">mmap(NULL, 2036952, PROT_READ, MAP_PRIVATE|MAP_DENYWRITE, 3, 0) = 0x7f9f144aa000</text:p>
      <text:p text:style-name="P22">mprotect(0x7f9f144cf000, 1847296, PROT_NONE) = 0</text:p>
      <text:p text:style-name="P22">mmap(0x7f9f144cf000, 1540096, PROT_READ|PROT_EXEC, MAP_PRIVATE|MAP_FIXED|MAP_DENYWRITE, 3, 0x25000) = 0x7f9f144cf000</text:p>
      <text:p text:style-name="P22">mmap(0x7f9f14647000, 303104, PROT_READ, MAP_PRIVATE|MAP_FIXED|MAP_DENYWRITE, 3, 0x19d000) = 0x7f9f14647000</text:p>
      <text:p text:style-name="P22">mmap(0x7f9f14692000, 24576, PROT_READ|PROT_WRITE, MAP_PRIVATE|MAP_FIXED|MAP_DENYWRITE, 3, 0x1e7000) = 0x7f9f14692000</text:p>
      <text:p text:style-name="P22">mmap(0x7f9f14698000, 13528, PROT_READ|PROT_WRITE, MAP_PRIVATE|MAP_FIXED|MAP_ANONYMOUS, -1, 0) = 0x7f9f14698000</text:p>
      <text:p text:style-name="P22">close(3) <text:s text:c="31"/>= 0</text:p>
      <text:p text:style-name="P22">arch_prctl(ARCH_SET_FS, 0x7f9f1469d540) = 0</text:p>
      <text:p text:style-name="P22">mprotect(0x7f9f14692000, 12288, PROT_READ) = 0</text:p>
      <text:p text:style-name="P22">mprotect(0x55f3f2379000, 4096, PROT_READ) = 0</text:p>
      <text:p text:style-name="P22">mprotect(0x7f9f146dd000, 4096, PROT_READ) = 0</text:p>
      <text:p text:style-name="P22">munmap(0x7f9f1469e000, 70514) <text:s text:c="10"/>= 0</text:p>
      <text:p text:style-name="P22">pipe([3, 4]) <text:s text:c="27"/>= 0</text:p>
      <text:p text:style-name="P22">pipe([5, 6]) <text:s text:c="27"/>= 0</text:p>
      <text:p text:style-name="P22">pipe([7, 8]) <text:s text:c="27"/>= 0</text:p>
      <text:p text:style-name="P22">pipe([9, 10]) <text:s text:c="26"/>= 0</text:p>
      <text:p text:style-name="P22">getpid() <text:s text:c="31"/>= 5941</text:p>
      <text:p text:style-name="P22">clone(child_stack=NULL, flags=CLONE_CHILD_CLEARTID|CLONE_CHILD_SETTID|SIGCHLD, child_tidptr=0x7f9f1469d810) = 5942</text:p>
      <text:p text:style-name="P22">clone(child_stack=NULL, flags=CLONE_CHILD_CLEARTID|CLONE_CHILD_SETTID|SIGCHLD, child_tidptr=0x7f9f1469d810) = 5943</text:p>
      <text:p text:style-name="P22">close(9) <text:s text:c="31"/>= 0</text:p>
      <text:p text:style-name="P22">close(10) <text:s text:c="30"/>= 0</text:p>
      <text:p text:style-name="P22">close(8) <text:s text:c="31"/>= 0</text:p>
      <text:p text:style-name="P22"><text:soft-page-break/>close(3) <text:s text:c="31"/>= 0</text:p>
      <text:p text:style-name="P22">close(5) <text:s text:c="31"/>= 0</text:p>
      <text:p text:style-name="P22">fstat(0, {st_mode=S_IFCHR|0620, st_rdev=makedev(0x88, 0), ...}) = 0</text:p>
      <text:p text:style-name="P22">brk(NULL) <text:s text:c="30"/>= 0x55f3f3d7d000</text:p>
      <text:p text:style-name="P22">brk(0x55f3f3d9e000) <text:s text:c="20"/>= 0x55f3f3d9e000</text:p>
      <text:p text:style-name="P22">read(0, qwr</text:p>
      <text:p text:style-name="P22">"qwr\n", 1024) <text:s text:c="17"/>= 4</text:p>
      <text:p text:style-name="P22">fstat(1, {st_mode=S_IFCHR|0620, st_rdev=makedev(0x88, 0), ...}) = 0</text:p>
      <text:p text:style-name="P22">write(1, "A sent string: qwr\n", 19A sent string: qwr</text:p>
      <text:p text:style-name="P22">) <text:s text:c="3"/>= 19</text:p>
      <text:p text:style-name="P22">write(6, "\3\0\0\0\0\0\0\0", 8) <text:s text:c="8"/>= 8</text:p>
      <text:p text:style-name="P22">write(4, "qwr\n\0\3\0\0\200\3\0\0\200\3\0\0\200\3\0\0\200\3\0\0\200\3\0\0\200\3\0\0"..., 257) = 257</text:p>
      <text:p text:style-name="P22">read(7, C got string: qwr</text:p>
      <text:p text:style-name="P22">"\1\0\0\0", 4) <text:s text:c="17"/>= 4</text:p>
      <text:p text:style-name="P22">read(0, B got length 3 from A</text:p>
      <text:p text:style-name="P22">B got length 3 from C</text:p>
      <text:p text:style-name="P22">erwcreg</text:p>
      <text:p text:style-name="P22">"erwcreg\n", 1024) <text:s text:c="13"/>= 8</text:p>
      <text:p text:style-name="P22">write(1, "A sent string: erwcreg\n", 23A sent string: erwcreg</text:p>
      <text:p text:style-name="P22">) = 23</text:p>
      <text:p text:style-name="P22">write(6, "\7\0\0\0\0\0\0\0", 8) <text:s text:c="8"/>= 8</text:p>
      <text:p text:style-name="P22">write(4, "erwcreg\n\0\3\0\0\200\3\0\0\200\3\0\0\200\3\0\0\200\3\0\0\200\3\0\0"..., 257C got string: erwcreg</text:p>
      <text:p text:style-name="P22">) = 257</text:p>
      <text:p text:style-name="P22">B got length 7 from A</text:p>
      <text:p text:style-name="P22">B got length 7 from C</text:p>
      <text:p text:style-name="P22">read(7, "\1\0\0\0", 4) <text:s text:c="17"/>= 4</text:p>
      <text:p text:style-name="P22">read(0, egrg,er</text:p>
      <text:p text:style-name="P22">"egrg,er\n", 1024) <text:s text:c="13"/>= 8</text:p>
      <text:p text:style-name="P22">write(1, "A sent string: egrg,er\n", 23A sent string: egrg,er</text:p>
      <text:p text:style-name="P22">) = 23</text:p>
      <text:p text:style-name="P22">write(6, "\7\0\0\0\0\0\0\0", 8) <text:s text:c="8"/>= 8</text:p>
      <text:p text:style-name="P22">write(4, "egrg,er\n\0\3\0\0\200\3\0\0\200\3\0\0\200\3\0\0\200\3\0\0\200\3\0\0"..., 257) = 257</text:p>
      <text:p text:style-name="P22">C got string: egrg,er</text:p>
      <text:p text:style-name="P22">read(7, "\1\0\0\0", 4) <text:s text:c="17"/>= 4</text:p>
      <text:p text:style-name="P22">B got length 7 from A</text:p>
      <text:p text:style-name="P22">B got length 7 from C</text:p>
      <text:p text:style-name="P22">read(0, "", 1024) <text:s text:c="22"/>= 0</text:p>
      <text:p text:style-name="P22">kill(5942, SIGTERM) <text:s text:c="20"/>= 0</text:p>
      <text:p text:style-name="P22">kill(5943, SIGTERM) <text:s text:c="20"/>= 0</text:p>
      <text:p text:style-name="P22"><text:soft-page-break/>close(4) <text:s text:c="31"/>= 0</text:p>
      <text:p text:style-name="P22">--- SIGCHLD {si_signo=SIGCHLD, si_code=CLD_KILLED, si_pid=5942, si_uid=1000, si_status=SIGTERM, si_utime=0, si_stime=0} ---</text:p>
      <text:p text:style-name="P22">close(6) <text:s text:c="31"/>= 0</text:p>
      <text:p text:style-name="P22">--- SIGCHLD {si_signo=SIGCHLD, si_code=CLD_KILLED, si_pid=5943, si_uid=1000, si_status=SIGTERM, si_utime=0, si_stime=0} ---</text:p>
      <text:p text:style-name="P22">close(7) <text:s text:c="31"/>= 0</text:p>
      <text:p text:style-name="P22">exit_group(0) <text:s text:c="26"/>= ?</text:p>
      <text:p text:style-name="P22">+++ exited with 0 +++</text:p>
      <text:p text:style-name="P22"/>
      <text:p text:style-name="P23">Вывод</text:p>
      <text:p text:style-name="P30">По ходу курса больше всего я понял взаимодействие между процессами с помощью pipe, поэтому и выбрал для решения именно этот вариант. Для решения поставленной задачи требовалось тщательно продумать структуру программы A, в которой была основная сложность. Нужно было лишь осознать, какой pipe нужен был для связи между той или иной программой. В итоге, конечная цель была выполне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0:31:52.364871783</meta:creation-date>
    <dc:date>2021-04-22T15:11:17.199016768</dc:date>
    <meta:editing-duration>PT21M16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0" meta:paragraph-count="286" meta:word-count="1303" meta:character-count="11804" meta:non-whitespace-character-count="9374"/>
  </office:meta>
</office:document-meta>
</file>